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900000253F55BA681208A26D7.png" manifest:media-type="image/png"/>
  <manifest:file-entry manifest:full-path="Pictures/1004AD2E0000741F00005223899EB98E05753D72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cm, 7.001cm, 11.301cm, 7.0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694cm" svg:height="3.024cm" svg:x="7.031cm" svg:y="6.701cm">
          <draw:image xlink:href="Pictures/1004AD2E0000741F00005223899EB98E05753D72.svg" xlink:type="simple" xlink:show="embed" xlink:actuate="onLoad" draw:mime-type="image/svg+xml">
            <text:p/>
          </draw:image>
          <draw:image xlink:href="Pictures/100002010000034900000253F55BA681208A26D7.png" xlink:type="simple" xlink:show="embed" xlink:actuate="onLoad" draw:mime-type="image/png"/>
          <svg:title>SVG Picture created as controller_motion_pcb-F_Cu.svg date 2022/01/13 00:42:25 </svg:title>
          <svg:desc>Picture generated by PCBNEW </svg:desc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1cm" fo:margin-bottom="1.031cm" fo:margin-left="1.031cm" fo:margin-right="1.031cm" fo:page-width="29.727cm" fo:page-height="21.0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13T00:58:41.802000000</dc:date>
    <meta:editing-duration>PT15M47S</meta:editing-duration>
    <meta:editing-cycles>1</meta:editing-cycles>
    <meta:document-statistic meta:object-count="1"/>
    <meta:generator>LibreOffice/7.1.2.2$Windows_X86_64 LibreOffice_project/8a45595d069ef5570103caea1b71cc9d82b2aae4</meta:generator>
  </office:meta>
</office:document-meta>
</file>